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5180000033EEC82CB77.png" manifest:media-type="image/png"/>
  <manifest:file-entry manifest:full-path="Pictures/10000001000000EC000000C8E53F620A.png" manifest:media-type="image/png"/>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C40000125D00000F929FAB11ED.svm" manifest:media-type="image/x-svm"/>
  <manifest:file-entry manifest:full-path="Pictures/200000190000044D0000044DC5477316.svm" manifest:media-type="image/x-svm"/>
  <manifest:file-entry manifest:full-path="Pictures/200003BB000023C000001B359971FFC6.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keep-with-next="always"/>
      <style:text-properties fo:language="en" fo:country="US"/>
    </style:style>
    <style:style style:name="P9" style:family="paragraph" style:parent-style-name="Grafik" style:master-page-name="">
      <style:paragraph-properties style:page-number="auto"/>
      <style:text-properties fo:language="en" fo:country="US"/>
    </style:style>
    <style:style style:name="P10" style:family="paragraph" style:parent-style-name="Grafik" style:master-page-name="">
      <style:paragraph-properties fo:orphans="0" fo:widows="0" style:page-number="auto" fo:keep-with-next="auto"/>
      <style:text-properties fo:language="en" fo:country="US"/>
    </style:style>
    <style:style style:name="P11" style:family="paragraph" style:parent-style-name="Grafik" style:master-page-name="">
      <style:paragraph-properties fo:orphans="0" fo:widows="0" style:page-number="auto" fo:keep-with-next="auto">
        <style:tab-stops/>
      </style:paragraph-properties>
      <style:text-properties fo:language="en" fo:country="US"/>
    </style:style>
    <style:style style:name="P12" style:family="paragraph" style:parent-style-name="Grafik">
      <style:paragraph-properties fo:keep-with-next="auto"/>
      <style:text-properties fo:language="en" fo:country="US"/>
    </style:style>
    <style:style style:name="P13" style:family="paragraph" style:parent-style-name="Titelbild">
      <style:text-properties fo:language="en" fo:country="US"/>
    </style:style>
    <style:style style:name="P14" style:family="paragraph" style:parent-style-name="Text_20_body">
      <style:paragraph-properties fo:text-align="start" style:justify-single-word="false"/>
      <style:text-properties style:font-name="JetBrainsMono" fo:font-size="10pt" fo:language="en" fo:country="US"/>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fo:color="#808080" loext:opacity="100%" fo:language="en" fo:country="US"/>
    </style:style>
    <style:style style:name="P19" style:family="paragraph" style:parent-style-name="Titelbild">
      <style:text-properties fo:color="#808080" loext:opacity="100%" fo:font-size="9pt" fo:language="en" fo:country="US" style:font-size-asian="9pt" style:font-size-complex="9pt"/>
    </style:style>
    <style:style style:name="P20" style:family="paragraph" style:parent-style-name="Contents_20_1">
      <style:paragraph-properties>
        <style:tab-stops>
          <style:tab-stop style:position="17.76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761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paragraph-properties fo:break-before="page"/>
      <style:text-properties fo:language="en" fo:country="US"/>
    </style:style>
    <style:style style:name="P27" style:family="paragraph" style:parent-style-name="Heading_20_1">
      <style:text-properties fo:language="en" fo:country="US"/>
    </style:style>
    <style:style style:name="P28" style:family="paragraph" style:parent-style-name="Heading_20_2">
      <style:text-properties fo:language="en" fo:country="US"/>
    </style:style>
    <style:style style:name="P29"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L1"/>
    <style:style style:name="P31" style:family="paragraph" style:parent-style-name="Standard" style:list-style-name="L1">
      <style:paragraph-properties fo:text-align="start" style:justify-single-word="false"/>
    </style:style>
    <style:style style:name="P32" style:family="paragraph" style:parent-style-name="Standard" style:list-style-name="L2">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list-style-name="L8">
      <style:text-properties fo:language="en" fo:country="US"/>
    </style:style>
    <style:style style:name="P42" style:family="paragraph" style:parent-style-name="Standard">
      <style:text-properties fo:language="en" fo:country="US"/>
    </style:style>
    <style:style style:name="P43" style:family="paragraph" style:parent-style-name="Standard" style:list-style-name="L8"/>
    <style:style style:name="T1" style:family="text">
      <style:text-properties fo:language="en" fo:country="US"/>
    </style:style>
    <style:style style:name="T2" style:family="text">
      <style:text-properties style:text-position="sub 58%"/>
    </style:style>
    <style:style style:name="T3" style:family="text">
      <style:text-properties officeooo:rsid="0010a483"/>
    </style:style>
    <style:style style:name="T4" style:family="text">
      <style:text-properties officeooo:rsid="00112fcc"/>
    </style:style>
    <style:style style:name="T5" style:family="text">
      <style:text-properties officeooo:rsid="0011aa1f"/>
    </style:style>
    <style:style style:name="T6" style:family="text">
      <style:text-properties officeooo:rsid="0012cbfe"/>
    </style:style>
    <style:style style:name="T7" style:family="text">
      <style:text-properties officeooo:rsid="001461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VEGA ***</text:p>
      <text:p text:style-name="P7">A strategy game for 2-6 players</text:p>
      <text:p text:style-name="P7">(C) 1989-2024 Michael Schweitzer</text:p>
      <text:p text:style-name="P13"/>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4</text:p>
      <text:p text:style-name="P19">` <text:s text:c="13"/>` <text:s/>` <text:s text:c="3"/>` <text:s text:c="20"/>` <text:s text:c="3"/>` <text:s text:c="3"/>Michael Schweitzer</text:p>
      <text:p text:style-name="P18"/>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30"><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30"><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30"><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30"><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31"><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31"><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Table of contents</text:p>
          </text:index-title>
          <text:p text:style-name="P20">1 Overview<text:tab/>3</text:p>
          <text:p text:style-name="P20">2 Game rules<text:tab/>4</text:p>
          <text:p text:style-name="P22">2.1 Gameplay<text:tab/>4</text:p>
          <text:p text:style-name="P22">2.2 Game board<text:tab/>4</text:p>
          <text:p text:style-name="P22">2.3 Spaceships<text:tab/>4</text:p>
          <text:p text:style-name="P22">2.4 Planets<text:tab/>7</text:p>
          <text:p text:style-name="P22">2.5 Conquer and defend planets<text:tab/>8</text:p>
          <text:p text:style-name="P22">2.6 Alliances<text:tab/>9</text:p>
          <text:p text:style-name="P22">2.7 Visible and invisible information<text:tab/>9</text:p>
          <text:p text:style-name="P22">2.8 Evaluation of the year<text:tab/>9</text:p>
          <text:p text:style-name="P22">2.9 Scoring<text:tab/>10</text:p>
          <text:p text:style-name="P20">3 Game modes<text:tab/>10</text:p>
          <text:p text:style-name="P22">3.1 Hot Seat<text:tab/>10</text:p>
          <text:p text:style-name="P22">3.2 E-mail game<text:tab/>10</text:p>
          <text:p text:style-name="P22">3.3 Server game<text:tab/>11</text:p>
          <text:p text:style-name="P20">4 Operation and settings<text:tab/>11</text:p>
          <text:p text:style-name="P22">4.1 The VEGA screen<text:tab/>11</text:p>
          <text:p text:style-name="P22">4.2 The menu list<text:tab/>12</text:p>
          <text:p text:style-name="P22">4.3 Game parameters<text:tab/>13</text:p>
          <text:p text:style-name="P22">4.4 Main menu<text:tab/>13</text:p>
          <text:p text:style-name="P22">4.5 Entering moves<text:tab/>14</text:p>
          <text:p text:style-name="P20">5 System requirements, installation and execution<text:tab/>15</text:p>
          <text:p text:style-name="P20">6 The VEGA Web server<text:tab/>16</text:p>
          <text:p text:style-name="P20">7 VEGA Display<text:tab/>17</text:p>
          <text:p text:style-name="P20">8 VEGA Server<text:tab/>18</text:p>
          <text:p text:style-name="P22">8.1 Functionality<text:tab/>18</text:p>
          <text:p text:style-name="P22">8.2 Setting up a VEGA Server<text:tab/>18</text:p>
          <text:p text:style-name="P22">8.3 Administrate a VEGA Server<text:tab/>18</text:p>
          <text:p text:style-name="P22">8.4 Create users<text:tab/>19</text:p>
          <text:p text:style-name="P22">8.5 Change users<text:tab/>19</text:p>
          <text:p text:style-name="P22">8.6 Delete users<text:tab/>19</text:p>
          <text:p text:style-name="P22">8.7 Hints for the server admin<text:tab/>19</text:p>
          <text:p text:style-name="P22">8.8 Initiating and playing server-based games<text:tab/>20</text:p>
          <text:p text:style-name="P20">9 VEGA history<text:tab/>20</text:p>
          <text:p text:style-name="P20">10 Final words<text:tab/>22</text:p>
        </text:index-body>
      </text:table-of-content>
      <text:p text:style-name="P6"/>
      <text:h text:style-name="P26" text:outline-level="1"><text:bookmark-start text:name="__RefNumPara__3848_984021074"/><text:bookmark-start text:name="__RefHeading___Toc2280_3420781316"/>Overview<text:bookmark-end text:name="__RefNumPara__3848_984021074"/><text:bookmark-end text:name="__RefHeading___Toc2280_3420781316"/></text:h>
      <text:p text:style-name="P9"><draw:frame draw:style-name="fr4" draw:name="Grafik1" text:anchor-type="paragraph" svg:width="17cm" svg:height="12.543cm" draw:z-index="2"><draw:image xlink:href="Pictures/10000001000007E8000005CE60B8558A.png" xlink:type="simple" xlink:show="embed" xlink:actuate="onLoad" draw:mime-type="image/png"/></draw:frame>A VEGA game in full action</text:p>
      <text:p text:style-name="P6">VEGA is a turn-based strategy game for two to six players with a retro 80s look. After all, the game has been around since 1989. Conquer as many planets as possible with your spaceships. Fight alone or form alliances with your fellow players and go on a conquest tour together. You need strategic and diplomatic skills and a bit of luck to assert yourself in space. You have different types of spaceships with special abilities at your disposal. You can expand your planets to increase their production capacity and defense strength. The players who own the most planets at the end of the agreed playing time win.</text:p>
      <text:p text:style-name="P6">You can play VEGA in different ways:</text:p>
      <text:list text:style-name="L2">
        <text:list-item>
          <text:p text:style-name="P32">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32">As an e-mail game. The players enter their moves on their own computers and send them by e-mail to the game master, who in turn distributes the evaluation to the players by e-mail.</text:p>
        </text:list-item>
        <text:list-item>
          <text:p text:style-name="P32">As a server game: Set up your own VEGA server to host the games with little effort. The players enter their moves on their own computers and send them to the server, which carries out the evaluations. You can use it to <text:soft-page-break/>host a social LAN party or allow players from all over the world to join a VEGA game.</text:p>
        </text:list-item>
      </text:list>
      <text:p text:style-name="P6">VEGA offers you a tutorial for a quick introduction to the game.</text:p>
      <text:h text:style-name="P27" text:outline-level="1"><text:bookmark-start text:name="__RefHeading___Toc2282_3420781316"/>Game rules<text:bookmark-end text:name="__RefHeading___Toc2282_3420781316"/></text:h>
      <text:h text:style-name="P28" text:outline-level="2"><text:bookmark-start text:name="__RefHeading___Toc2284_3420781316"/>Gameplay<text:bookmark-end text:name="__RefHeading___Toc2284_3420781316"/></text:h>
      <text:p text:style-name="P6">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28" text:outline-level="2"><text:bookmark-start text:name="__RefHeading___Toc2286_3420781316"/>Game board<text:bookmark-end text:name="__RefHeading___Toc2286_3420781316"/></text:h>
      <text:p text:style-name="P6">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2"><draw:frame draw:style-name="fr1" draw:name="Grafik2" text:anchor-type="paragraph" svg:width="6.043cm" svg:height="4.946cm" draw:z-index="0"><draw:image xlink:href="Pictures/200003BB000023C000001B359971FFC6.svm" xlink:type="simple" xlink:show="embed" xlink:actuate="onLoad" draw:mime-type="image/x-svm"/><draw:image xlink:href="Pictures/10000001000001CB0000015D25A1B0B6.png" xlink:type="simple" xlink:show="embed" xlink:actuate="onLoad" draw:mime-type="image/png"/></draw:frame>The game board</text:p>
      <text:h text:style-name="P28" text:outline-level="2"><text:bookmark-start text:name="__RefHeading___Toc2288_3420781316"/>Spaceships<text:bookmark-end text:name="__RefHeading___Toc2288_3420781316"/></text:h>
      <text:p text:style-name="P6">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6">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6">In the VEGA universe there are the following types of spaceships with different abilities and speeds:</text:p>
      <text:p text:style-name="P6"/>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Type</text:p>
            </table:table-cell>
            <table:table-cell table:style-name="Tabelle2.A1" office:value-type="string">
              <text:p text:style-name="P3">Symbol</text:p>
            </table:table-cell>
            <table:table-cell table:style-name="Tabelle2.A1" office:value-type="string">
              <text:p text:style-name="P3">Speed</text:p>
            </table:table-cell>
            <table:table-cell table:style-name="Tabelle2.A1" office:value-type="string">
              <text:p text:style-name="P3">Price</text:p>
            </table:table-cell>
            <table:table-cell table:style-name="Tabelle2.E1" office:value-type="string">
              <text:p text:style-name="P3">Description</text:p>
            </table:table-cell>
          </table:table-row>
        </table:table-header-rows>
        <table:table-row>
          <table:table-cell table:style-name="Tabelle2.A2" office:value-type="string">
            <text:p text:style-name="P4">Battleships</text:p>
          </table:table-cell>
          <table:table-cell table:style-name="Tabelle2.B2" office:value-type="string">
            <text:p text:style-name="P4"><draw:frame draw:style-name="fr3"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1</text:p>
          </table:table-cell>
          <table:table-cell table:style-name="Tabelle2.E2" office:value-type="string">
            <text:p text:style-name="P4">Only battleships can conquer and defend planets. Launch battleships as fleets of one to infinite ships.</text:p>
            <text:p text:style-name="P4">In the evaluation of the tenth year and every five years thereafter, VEGA launches a neutral battleship fleet flying from a randomly selected starting sector to a randomly selected target planet. When the neutral fleet conquers a planet, it becomes neutral again and its $ production halves.</text:p>
          </table:table-cell>
        </table:table-row>
        <table:table-row>
          <table:table-cell table:style-name="Tabelle2.A2" office:value-type="string">
            <text:p text:style-name="P4">Spy</text:p>
          </table:table-cell>
          <table:table-cell table:style-name="Tabelle2.B2" office:value-type="string">
            <text:p text:style-name="P4"><draw:frame draw:style-name="fr3" draw:name="Grafik11" text:anchor-type="as-char" svg:width="0.499cm" svg:height="0.499cm" draw:z-index="8"><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4">4c</text:p>
          </table:table-cell>
          <table:table-cell table:style-name="Tabelle2.D2" office:value-type="string">
            <text:p text:style-name="P4">$3-6</text:p>
          </table:table-cell>
          <table:table-cell table:style-name="Tabelle2.E2" office:value-type="string">
            <text:p text:style-name="P4">Send a spy to a planet at four times the speed of light in "Mission" mode and you'll have full access to the planet's data until the end of the game. The spy's ship is lost in the process. In the inventory you can see which players have spies on which planets.</text:p>
            <text:p text:style-name="P4">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4">Transporter</text:p>
          </table:table-cell>
          <table:table-cell table:style-name="Tabelle2.B2" office:value-type="string">
            <text:p text:style-name="P4"><draw:frame draw:style-name="fr3" draw:name="Grafik9" text:anchor-type="as-char" svg:width="0.499cm" svg:height="0.499cm" draw:z-index="9"><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4-7</text:p>
          </table:table-cell>
          <table:table-cell table:style-name="Tabelle2.E2" office:value-type="string">
            <text:p text:style-name="P5">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4">Patrol</text:p>
          </table:table-cell>
          <table:table-cell table:style-name="Tabelle2.B2" office:value-type="string">
            <text:p text:style-name="P4"><draw:frame draw:style-name="fr3"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4">$12-18</text:p>
          </table:table-cell>
          <table:table-cell table:style-name="Tabelle2.E2" office:value-type="string">
            <text:p text:style-name="P16">Send a patrol to a planet or any sector in "Mission" mode. Traveling at 1x the speed of light, it captures enemy spies, transports, minelayers, minesweepers, transferred patrols, and battleship fleets of five ships or fewer within a radius of 1.5 ly. Captured ships do not move any further for the rest of the evaluation. For the captured ships you have to select a new target planet in the following year.</text:p>
            <text:p text:style-name="P16">If two opposing patrols meet in action, one of the two patrols captures the other. The patrol that catches the other at a smaller angle to the direction of flight wins.</text:p>
            <text:p text:style-name="P16">In the example below, patrol P<text:span text:style-name="T2">1</text:span> captures patrol P<text:span text:style-name="T2">2</text:span> at angle a<text:span text:style-name="T2">1</text:span>. P<text:span text:style-name="T2">2</text:span> captures P<text:span text:style-name="T2">1</text:span> at angle a<text:span text:style-name="T2">2</text:span>. Because a<text:span text:style-name="T2">1</text:span> is smaller than a<text:span text:style-name="T2">2</text:span>, P<text:span text:style-name="T2">1</text:span> wins. If the angles are the same, chance decides.</text:p>
            <text:p text:style-name="P16"><draw:frame draw:style-name="fr1" draw:name="Grafik7" text:anchor-type="paragraph" svg:width="4.701cm" svg:height="3.986cm" draw:z-index="6"><draw:image xlink:href="Pictures/200000C40000125D00000F929FAB11ED.svm" xlink:type="simple" xlink:show="embed" xlink:actuate="onLoad" draw:mime-type="image/x-svm"/><draw:image xlink:href="Pictures/10000001000000EC000000C8E53F620A.png" xlink:type="simple" xlink:show="embed" xlink:actuate="onLoad" draw:mime-type="image/png"/></draw:frame><text:soft-page-break/>When a patrol reaches an alien planet, it is lost. If a patrol reaches one of your planets, you can deploy it again from there.</text:p>
            <text:p text:style-name="P16">If the patrol's destination is a sector and not a planet, the patrol will turn around and fly back the path to its starting planet. It can also capture alien spaceships on the way back.</text:p>
            <text:p text:style-name="P16">You can also transfer patrols to another planet. Transferred patrols move at twice the speed of light, but do not capture ships.</text:p>
          </table:table-cell>
        </table:table-row>
        <table:table-row>
          <table:table-cell table:style-name="Tabelle2.A2" office:value-type="string">
            <text:p text:style-name="P4">Minelayers (type 50, 100, 250, 500)</text:p>
          </table:table-cell>
          <table:table-cell table:style-name="Tabelle2.B2" office:value-type="string">
            <text:p text:style-name="P4"><draw:frame draw:style-name="fr3"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4">$12-17<text:line-break/>$20-25 $40-47 $60-70</text:p>
          </table:table-cell>
          <table:table-cell table:style-name="Tabelle2.E2" office:value-type="string">
            <text:p text:style-name="P5">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5">You can transfer mines to one of your planets in order to use them from there.</text:p>
          </table:table-cell>
        </table:table-row>
        <table:table-row>
          <table:table-cell table:style-name="Tabelle2.A2" office:value-type="string">
            <text:p text:style-name="P4">Minesweepers</text:p>
          </table:table-cell>
          <table:table-cell table:style-name="Tabelle2.B2" office:value-type="string">
            <text:p text:style-name="P4"><draw:frame draw:style-name="fr3"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14">$20-28</text:p>
          </table:table-cell>
          <table:table-cell table:style-name="Tabelle2.E2" office:value-type="string">
            <text:p text:style-name="P5">Deploy a minesweeper to a sector or planet. On the way there, it clears all sectors flown through of mines at the speed of light. If the minesweeper's destination is a sector, it turns around there and flies back to his starting planet at twice the speed of light. On the way back, the minesweeper no longer clears mines.</text:p>
            <text:p text:style-name="P5">You can transfer deminers to one of your planets in order to deploy them from there.</text:p>
          </table:table-cell>
        </table:table-row>
        <table:table-row>
          <table:table-cell table:style-name="Tabelle2.A2" office:value-type="string">
            <text:p text:style-name="P4">The Black Hole</text:p>
          </table:table-cell>
          <table:table-cell table:style-name="Tabelle2.B2" office:value-type="string">
            <text:p text:style-name="P4"><draw:frame draw:style-name="fr3" draw:name="Grafik6" text:anchor-type="as-char" svg:width="0.499cm" svg:height="0.499cm" draw:z-index="13"><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4">-</text:p>
          </table:table-cell>
          <table:table-cell table:style-name="Tabelle2.E2" office:value-type="string">
            <text:p text:style-name="P5">In the evaluation of year 8, the Black Hole appears at a random location. Every year it moves 2 light years further in a random direction. All spaceships that come within 0.5 light-years of the center of the Black Hole are lost. If the center of the Black Hole enters a sector with <text:soft-page-break/>mines, all mines there will be cleared. After a random number of years, the Black Hole disappears and reappears after some time.</text:p>
          </table:table-cell>
        </table:table-row>
      </table:table>
      <text:p text:style-name="P6"/>
      <text:h text:style-name="P28" text:outline-level="2"><text:bookmark-start text:name="__RefHeading___Toc2290_3420781316"/>Planets<text:bookmark-end text:name="__RefHeading___Toc2290_3420781316"/></text:h>
      <text:p text:style-name="P6">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6">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Item</text:p>
            </table:table-cell>
            <table:table-cell table:style-name="Tabelle1.A1" office:value-type="string">
              <text:p text:style-name="P15">Purchase price</text:p>
            </table:table-cell>
            <table:table-cell table:style-name="Tabelle1.A1" office:value-type="string">
              <text:p text:style-name="P15">Selling price</text:p>
            </table:table-cell>
            <table:table-cell table:style-name="Tabelle1.D1" office:value-type="string">
              <text:p text:style-name="P15">Description</text:p>
            </table:table-cell>
          </table:table-row>
        </table:table-header-rows>
        <table:table-row>
          <table:table-cell table:style-name="Tabelle1.A2" office:value-type="string">
            <text:p text:style-name="P16">$ production/year</text:p>
          </table:table-cell>
          <table:table-cell table:style-name="Tabelle1.B2" office:value-type="string">
            <text:p text:style-name="P16">$60-90</text:p>
          </table:table-cell>
          <table:table-cell table:style-name="Tabelle1.C2" office:value-type="string">
            <text:p text:style-name="P16">Not for sale</text:p>
            <text:p text:style-name="P16"/>
          </table:table-cell>
          <table:table-cell table:style-name="Tabelle1.D2" office:value-type="string">
            <text:p text:style-name="P16">Increase the planet's annual $ production in $5 increments up to $100/year.</text:p>
          </table:table-cell>
        </table:table-row>
        <table:table-row>
          <table:table-cell table:style-name="Tabelle1.A2" office:value-type="string">
            <text:p text:style-name="P16">Production of battleships/year</text:p>
          </table:table-cell>
          <table:table-cell table:style-name="Tabelle1.B2" office:value-type="string">
            <text:p text:style-name="P16">Free</text:p>
          </table:table-cell>
          <table:table-cell table:style-name="Tabelle1.C2" office:value-type="string">
            <text:p text:style-name="P16">Free</text:p>
          </table:table-cell>
          <table:table-cell table:style-name="Tabelle1.D2" office:value-type="string">
            <text:p text:style-name="P16">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16">Defensive battleships</text:p>
          </table:table-cell>
          <table:table-cell table:style-name="Tabelle1.B2" office:value-type="string">
            <text:p text:style-name="P16">$60-90</text:p>
          </table:table-cell>
          <table:table-cell table:style-name="Tabelle1.C2" office:value-type="string">
            <text:p text:style-name="P16">$40-60</text:p>
          </table:table-cell>
          <table:table-cell table:style-name="Tabelle1.D2" office:value-type="string">
            <text:p text:style-name="P17">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A4" office:value-type="string">
            <text:p text:style-name="P16">Spies</text:p>
          </table:table-cell>
          <table:table-cell table:style-name="Tabelle1.B2" office:value-type="string">
            <text:p text:style-name="P16">$3-6</text:p>
          </table:table-cell>
          <table:table-cell table:style-name="Tabelle1.C2" office:value-type="string">
            <text:p text:style-name="P16">$2-4</text:p>
          </table:table-cell>
          <table:table-cell table:style-name="Tabelle1.D2" office:value-type="string">
            <text:p text:style-name="P17">Spaceships of type "Spy".</text:p>
          </table:table-cell>
        </table:table-row>
        <table:table-row>
          <table:table-cell table:style-name="Tabelle1.A4" office:value-type="string">
            <text:p text:style-name="P16">Transporters</text:p>
          </table:table-cell>
          <table:table-cell table:style-name="Tabelle1.B2" office:value-type="string">
            <text:p text:style-name="P16">$4-7</text:p>
          </table:table-cell>
          <table:table-cell table:style-name="Tabelle1.C2" office:value-type="string">
            <text:p text:style-name="P16">$3-5</text:p>
          </table:table-cell>
          <table:table-cell table:style-name="Tabelle1.D2" office:value-type="string">
            <text:p text:style-name="P17">Spaceships of type "Transporter".</text:p>
          </table:table-cell>
        </table:table-row>
        <table:table-row>
          <table:table-cell table:style-name="Tabelle1.A4" office:value-type="string">
            <text:p text:style-name="P16">Patrols</text:p>
          </table:table-cell>
          <table:table-cell table:style-name="Tabelle1.B2" office:value-type="string">
            <text:p text:style-name="P16">$12-18</text:p>
          </table:table-cell>
          <table:table-cell table:style-name="Tabelle1.C2" office:value-type="string">
            <text:p text:style-name="P16">$8-12</text:p>
          </table:table-cell>
          <table:table-cell table:style-name="Tabelle1.D2" office:value-type="string">
            <text:p text:style-name="P17">Spaceships of type "Patrol".</text:p>
          </table:table-cell>
        </table:table-row>
        <text:soft-page-break/>
        <table:table-row>
          <table:table-cell table:style-name="Tabelle1.A4" office:value-type="string">
            <text:p text:style-name="P16">Minesweepers</text:p>
          </table:table-cell>
          <table:table-cell table:style-name="Tabelle1.B2" office:value-type="string">
            <text:p text:style-name="P16">$20-28</text:p>
          </table:table-cell>
          <table:table-cell table:style-name="Tabelle1.C2" office:value-type="string">
            <text:p text:style-name="P16">$13-19</text:p>
          </table:table-cell>
          <table:table-cell table:style-name="Tabelle1.D2" office:value-type="string">
            <text:p text:style-name="P17">Spaceships of type "Minesweeper".</text:p>
          </table:table-cell>
        </table:table-row>
        <table:table-row>
          <table:table-cell table:style-name="Tabelle1.A4" office:value-type="string">
            <text:p text:style-name="P16">Mines (50)<text:line-break/>Mines (100)<text:line-break/>Mines (250)<text:line-break/>Mines (500)</text:p>
          </table:table-cell>
          <table:table-cell table:style-name="Tabelle1.B2" office:value-type="string">
            <text:p text:style-name="P16">$12-17<text:line-break/>$20-25<text:line-break/>$40-47<text:line-break/>$60-70</text:p>
          </table:table-cell>
          <table:table-cell table:style-name="Tabelle1.C2" office:value-type="string">
            <text:p text:style-name="P16">$8-11<text:line-break/>$13-17<text:line-break/>$27-31<text:line-break/>$40-47</text:p>
          </table:table-cell>
          <table:table-cell table:style-name="Tabelle1.D2" office:value-type="string">
            <text:p text:style-name="P17">Spaceships of type "Minelayer" for mines of different strengths.</text:p>
          </table:table-cell>
        </table:table-row>
      </table:table>
      <text:p text:style-name="P6"/>
      <text:p text:style-name="P6">You cannot buy or sell regular battleships. The buying and selling prices are the same on all planets in the universe.</text:p>
      <text:p text:style-name="P6">At the start of the game, each player owns a planet. All other planets are neutral and only produce new battleships. Attacks do not come from neutral planets. 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5">Key figure</text:p>
            </table:table-cell>
            <table:table-cell table:style-name="Tabelle3.A1" office:value-type="string">
              <text:p text:style-name="P15">Players' planets</text:p>
            </table:table-cell>
            <table:table-cell table:style-name="Tabelle3.C1" office:value-type="string">
              <text:p text:style-name="P15">Neutral planets</text:p>
            </table:table-cell>
          </table:table-row>
        </table:table-header-rows>
        <table:table-row>
          <table:table-cell table:style-name="Tabelle3.A2" office:value-type="string">
            <text:p text:style-name="P16">Battleships</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 supply</text:p>
          </table:table-cell>
          <table:table-cell table:style-name="Tabelle3.B3" office:value-type="string">
            <text:p text:style-name="P16">$30</text:p>
          </table:table-cell>
          <table:table-cell table:style-name="Tabelle3.C2" office:value-type="string">
            <text:p text:style-name="P16">$0-5</text:p>
          </table:table-cell>
        </table:table-row>
        <table:table-row>
          <table:table-cell table:style-name="Tabelle3.A2" office:value-type="string">
            <text:p text:style-name="P16">$ production/year<text:line-break/>Production of battleships/year</text:p>
          </table:table-cell>
          <table:table-cell table:style-name="Tabelle3.B3" office:value-type="string">
            <text:p text:style-name="P16">$10/year<text:line-break/>10/year</text:p>
          </table:table-cell>
          <table:table-cell table:style-name="Tabelle3.C2" office:value-type="string">
            <text:p text:style-name="P16">$1-15/year<text:line-break/>1-15/year</text:p>
          </table:table-cell>
        </table:table-row>
        <table:table-row>
          <table:table-cell table:style-name="Tabelle3.A2" office:value-type="string">
            <text:p text:style-name="P16">Defensive battleships</text:p>
          </table:table-cell>
          <table:table-cell table:style-name="Tabelle3.B5" office:value-type="float" office:value="350">
            <text:p text:style-name="P16">350</text:p>
          </table:table-cell>
          <table:table-cell table:style-name="Tabelle3.C5" office:value-type="float" office:value="0">
            <text:p text:style-name="P16">0</text:p>
          </table:table-cell>
        </table:table-row>
        <table:table-row>
          <table:table-cell table:style-name="Tabelle3.A2" office:value-type="string">
            <text:p text:style-name="P16">Spies, transporters, patrols, minesweepers, minelayers</text:p>
          </table:table-cell>
          <table:table-cell table:style-name="Tabelle3.B6" office:value-type="float" office:value="0">
            <text:p text:style-name="P16">0</text:p>
          </table:table-cell>
          <table:table-cell table:style-name="Tabelle3.C6" office:value-type="float" office:value="0">
            <text:p text:style-name="P16">0</text:p>
          </table:table-cell>
        </table:table-row>
      </table:table>
      <text:p text:style-name="P6"/>
      <text:h text:style-name="Heading_20_2" text:outline-level="2"><text:bookmark-start text:name="__RefHeading___Toc2292_3420781316"/>Conquer and defend planets<text:bookmark-end text:name="__RefHeading___Toc2292_3420781316"/></text:h>
      <text:p text:style-name="Standard">You need battleships to conquer and defend planets. The other spaceship types cannot conquer or defend planets.</text:p>
      <text:p text:style-name="Standard">When attacking a planet, the attacker's individual battleships fight in turn against the individual battleships on the planet, including the defensive battleships. An attacking ship has a 45% chance of surviving, a defending one 55%. The fight is decided as soon as one party has lost all battleships. If the attacker's battleships remain, the attacker takes over the planet with its remaining battleships. You should therefore only attack a planet with a clear superiority in order to have a high probability of winning the battle.</text:p>
      <text:p text:style-name="Standard">During the turn input, you can use the fight simulation to get familiar with the battle algorithm.</text:p>
      <text:p text:style-name="Standard">If two or more of your battleship fleets reach the same planet on the same day, these fleets will not join forces but attack one after the other.</text:p>
      <text:h text:style-name="P28" text:outline-level="2"><text:bookmark-start text:name="__RefHeading___Toc2294_3420781316"/><text:soft-page-break/>Alliances<text:bookmark-end text:name="__RefHeading___Toc2294_3420781316"/></text:h>
      <text:p text:style-name="P6">Players can declare individual planets to be alliance planets in order to defend them together with their battleships and launch joint attacks from there. Attack and defense losses are split proportionally.</text:p>
      <text:p text:style-name="P6">Allies can only command the battleships on the planet, not the other types of spaceships. Allies have full visibility into the planet's production data and supplies, but cannot change them.</text:p>
      <text:p text:style-name="P6">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6">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6">Before you set up an alliance, you must coordinate with your alliance partners. They have to define the same alliance in the same year for it to actually take effect.</text:p>
      <text:p text:style-name="P6">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text:p>
      <text:p text:style-name="P6">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6">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28" text:outline-level="2"><text:bookmark-start text:name="__RefHeading___Toc2296_3420781316"/>Visible and invisible information<text:bookmark-end text:name="__RefHeading___Toc2296_3420781316"/></text:h>
      <text:p text:style-name="P6">Spaceships, their destination, owner, count, mode (mission/transfer), etc. are visible to all players once underway. All players can also see where minefields and the Black Hole are located and how many battleships are on which planets.</text:p>
      <text:p text:style-name="P6">Only the owners of the planets can see their production data, the number of defensive battleships, the $ supply, the other types of spaceships and alliances there. Other players can see this information if they have a spy on the planet or are a member of an alliance.</text:p>
      <text:p text:style-name="P6">You will receive a clear summary of all information when entering moves in the inventory (see chapter "Entering moves").</text:p>
      <text:h text:style-name="P28" text:outline-level="2"><text:bookmark-start text:name="__RefHeading___Toc2298_3420781316"/>Evaluation of the year<text:bookmark-end text:name="__RefHeading___Toc2298_3420781316"/></text:h>
      <text:p text:style-name="P6">After all players have entered their moves, the computer takes over and performs the annual evaluation. The evaluation runs in several steps:</text:p>
      <text:p text:style-name="P6"><text:soft-page-break/>Step 1: The players' moves are implemented, new spaceships are launched, alliance changes are implemented.</text:p>
      <text:p text:style-name="P6">Step 2: The patrols observe the initial situation. After that, all spaceships and the Black Hole move in 365 daily steps until the end of the year. If several events take place on one day, chance decides the order of events.</text:p>
      <text:p text:style-name="P6">Step 3: In the last step, the planets produce $ and new battleships.</text:p>
      <text:p text:style-name="P6">After that, the new year begins with the players entering their moves.</text:p>
      <text:h text:style-name="P28" text:outline-level="2"><text:bookmark-start text:name="__RefHeading___Toc2300_3420781316"/>Scoring<text:bookmark-end text:name="__RefHeading___Toc2300_3420781316"/></text:h>
      <text:p text:style-name="P6">The player with the most planets wins the game. In order to make games with different numbers of players in the leaderboard comparable, a player's score is calculated as follows:</text:p>
      <text:p text:style-name="P6">Points = 1000 x ([player planets]/42) x ([number of players]/6)</text:p>
      <text:p text:style-name="P6">So you can get a maximum of 1000 points if you own 42 planets in a 6 player game.</text:p>
      <text:h text:style-name="P27" text:outline-level="1"><text:bookmark-start text:name="__RefHeading___Toc2302_3420781316"/>Game modes<text:bookmark-end text:name="__RefHeading___Toc2302_3420781316"/></text:h>
      <text:h text:style-name="P28" text:outline-level="2"><text:bookmark-start text:name="__RefHeading___Toc2304_3420781316"/>Hot Seat<text:bookmark-end text:name="__RefHeading___Toc2304_3420781316"/></text:h>
      <text:p text:style-name="P6">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6">You can achieve the same effect with "VEGA Display". With this app you can display an output window on one or more other computers. You can find more about the configuration of VEGA Display in the corresponding chapter.</text:p>
      <text:p text:style-name="P6">You can use the built-in VEGA web server to withdraw to an adjoining room for secret alliance negotiations or strategy meetings and still be able to keep an eye on the current game situation.</text:p>
      <text:h text:style-name="P28" text:outline-level="2"><text:bookmark-start text:name="__RefHeading___Toc2306_3420781316"/>E-mail game<text:bookmark-end text:name="__RefHeading___Toc2306_3420781316"/></text:h>
      <text:p text:style-name="P6">In an e-mail game, a game master e-mails the score to the other players. They import the score from the e-mail into their local VEGA app, enter their moves and e-mail them back to the game master.</text:p>
      <text:p text:style-name="P6">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soft-page-break/><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28" text:outline-level="2"><text:bookmark-start text:name="__RefHeading___Toc2308_3420781316"/>Server game<text:bookmark-end text:name="__RefHeading___Toc2308_3420781316"/></text:h>
      <text:p text:style-name="P6">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6">You can find more about the configuration and operation of a VEGA server in the corresponding chapter.</text:p>
      <text:h text:style-name="P27" text:outline-level="1"><text:bookmark-start text:name="__RefHeading___Toc2310_3420781316"/>Operation and settings<text:bookmark-end text:name="__RefHeading___Toc2310_3420781316"/></text:h>
      <text:h text:style-name="P28" text:outline-level="2"><text:bookmark-start text:name="__RefHeading___Toc2312_3420781316"/>The VEGA screen<text:bookmark-end text:name="__RefHeading___Toc2312_3420781316"/></text:h>
      <text:p text:style-name="P11"><draw:frame draw:style-name="fr1" draw:name="Grafik4" text:anchor-type="paragraph" svg:width="17cm" svg:height="12.543cm" draw:z-index="4"><draw:image xlink:href="Pictures/10000001000007E8000005CE60B8558A.png" xlink:type="simple" xlink:show="embed" xlink:actuate="onLoad" draw:mime-type="image/png"/></draw:frame>The VEGA screen</text:p>
      <text:p text:style-name="P6">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text:soft-page-break/>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28" text:outline-level="2"><text:bookmark-start text:name="__RefHeading___Toc2314_3420781316"/>The menu list<text:bookmark-end text:name="__RefHeading___Toc2314_3420781316"/></text:h>
      <text:p text:style-name="P6">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text:soft-page-break/>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3">settings</text:span>: <text:span text:style-name="T3">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28" text:outline-level="2"><text:bookmark-start text:name="__RefHeading___Toc2316_3420781316"/>Game parameters<text:bookmark-end text:name="__RefHeading___Toc2316_3420781316"/></text:h>
      <text:p text:style-name="P6">If you want to start a new game, choose the number of players and enter their names. Player names must be between three and ten characters and can only contain the characters a-z, A-Z and 0-9.</text:p>
      <text:p text:style-name="P6">Example: "DarthVader" is a valid player name, but "Darth Vader", "DV" or "DarthVäder" is not.</text:p>
      <text:p text:style-name="P6">You can change the colors of the players by clicking on the colored areas in front of the player names.</text:p>
      <text:p text:style-name="P6">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28" text:outline-level="2"><text:bookmark-start text:name="__RefHeading___Toc2318_3420781316"/>Main menu<text:bookmark-end text:name="__RefHeading___Toc2318_3420781316"/></text:h>
      <text:p text:style-name="P6">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text:soft-page-break/>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28" text:outline-level="2"><text:bookmark-start text:name="__RefHeading___Toc2320_3420781316"/>Entering moves<text:bookmark-end text:name="__RefHeading___Toc2320_3420781316"/></text:h>
      <text:p text:style-name="P6">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6">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6">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text:soft-page-break/>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Fight simulation: Here you can get acquainted with the combat algorithm of VEGA.</text:p>
            </text:list-item>
          </text:list>
        </text:list-item>
      </text:list>
      <text:h text:style-name="P27" text:outline-level="1"><text:bookmark-start text:name="__RefHeading___Toc2322_3420781316"/>System requirements, installation and execution<text:bookmark-end text:name="__RefHeading___Toc2322_3420781316"/></text:h>
      <text:p text:style-name="P8">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6">VEGA outputs some content as a PDF document. In order to be able to display a PDF document, you need a display program on your computer that is linked to files with the *.pdf extension.</text:p>
      <text:p text:style-name="P6">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6">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6">Otherwise, open a terminal window and launch the apps from there:</text:p>
      <text:p text:style-name="P7">java -jar Vega.jar</text:p>
      <text:p text:style-name="P7">java -jar VageDisplay.jar</text:p>
      <text:p text:style-name="P5"><text:soft-page-break/>You always have to start the VEGA Server from a terminal window:</text:p>
      <text:p text:style-name="P7">java -jar VegaServer.jar</text:p>
      <text:p text:style-name="P6">If there is a new VEGA build, simply replace the three jar files mentioned.</text:p>
      <text:p text:style-name="Standard">If you use a screen with a high resolution and a screen scaling other than 100% under Windows 10/11, dialog boxes may be distorted and not readable. If so, try the following steps:</text:p>
      <text:list text:style-name="L8">
        <text:list-item>
          <text:p text:style-name="P43">Open Windows Explorer and look for the "javaw.exe" file. You can find this in the "bin" subfolder in the installation directory of your Java JDK/JRE.</text:p>
        </text:list-item>
        <text:list-item>
          <text:p text:style-name="P43">Right-click on the "javaw.exe" file and select "Properties".</text:p>
        </text:list-item>
        <text:list-item>
          <text:p text:style-name="P43">In the "Compatibility" tab, change the settings for high DPI settings as follows:</text:p>
          <text:p text:style-name="P41"><draw:frame draw:style-name="fr2" draw:name="Grafik8" text:anchor-type="as-char" svg:width="15.642cm" svg:height="10.179cm" draw:z-index="1"><draw:image xlink:href="Pictures/1000000100000330000002135EF79A3E.png" xlink:type="simple" xlink:show="embed" xlink:actuate="onLoad" draw:mime-type="image/png"/></draw:frame></text:p>
        </text:list-item>
      </text:list>
      <text:h text:style-name="P27" text:outline-level="1"><text:bookmark-start text:name="__RefHeading___Toc2324_3420781316"/>The VEGA Web server<text:bookmark-end text:name="__RefHeading___Toc2324_3420781316"/></text:h>
      <text:p text:style-name="P6">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6">Navigate to "Web server" in the menu bar. Enter the URL of the web server there. This is usually the IP address of the PC running the current local game. Also define a port.</text:p>
      <text:p text:style-name="P6">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6"><text:soft-page-break/>At the beginning of each year, the web server creates new content that you can call up using the browser's "Reload page" button.</text:p>
      <text:p text:style-name="P6">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27" text:outline-level="1"><text:bookmark-start text:name="__RefHeading___Toc2326_3420781316"/>VEGA Display<text:bookmark-end text:name="__RefHeading___Toc2326_3420781316"/></text:h>
      <text:p text:style-name="P6">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6">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6">PDF documents such as this game manual, a player's inventory or the distance matrix only open on the screen (VEGA or VEGA Display) on which the user requested them.</text:p>
      <text:p text:style-name="P6">VEGA and VEGA Display can run with different language settings. All game participants see the same content, but in their own language - currently German or English.</text:p>
      <text:p text:style-name="P6">To activate the VEGA Display server, select the menu item "Settings &gt; VEGA Display server" in VEGA. First decide whether the VEGA Displays are allowed to follow the move inputs or are passive during it, like the additional VEGA output window.</text:p>
      <text:p text:style-name="P6">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6">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6">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6">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6"><text:soft-page-break/>In any case, you need a fast network for screen sharing. Otherwise, the animated evaluations on the VEGA Display computers can become jerky and entering the moves can become sluggish.</text:p>
      <text:h text:style-name="P27" text:outline-level="1"><text:bookmark-start text:name="__RefHeading___Toc2328_3420781316"/>VEGA Server<text:bookmark-end text:name="__RefHeading___Toc2328_3420781316"/></text:h>
      <text:h text:style-name="P28" text:outline-level="2"><text:bookmark-start text:name="__RefHeading___Toc2330_3420781316"/>Functionality<text:bookmark-end text:name="__RefHeading___Toc2330_3420781316"/></text:h>
      <text:p text:style-name="P6">A VEGA server hosts games and evaluates them. The players sit at their own computers and can start new games, take part in ongoing games and enter their moves at any time and without being observed.</text:p>
      <text:p text:style-name="P6">Hardware requirements and set-up efforts for the VEGA Server are minimal. The idea is that a server is operated for a manageable group of users who know each other.</text:p>
      <text:p text:style-name="P6">The VEGA server is purely passive. All actions emanate from the users. If there is a new evaluation, the server sends push notifications to the users. In addition, users can send direct messages to each other via the server.</text:p>
      <text:p text:style-name="P6">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29" text:outline-level="2"><text:bookmark-start text:name="__RefHeading___Toc2332_3420781316"/>Setting up a VEGA Server<text:bookmark-end text:name="__RefHeading___Toc2332_3420781316"/></text:h>
      <text:p text:style-name="P6">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7">java -jar VegaServer.jar</text:p>
      <text:p text:style-name="P6">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28" text:outline-level="2"><text:bookmark-start text:name="__RefHeading___Toc2334_3420781316"/>Administrate a VEGA Server<text:bookmark-end text:name="__RefHeading___Toc2334_3420781316"/></text:h>
      <text:p text:style-name="P6">As an admin, you use the Vega.jar program for server administration. There, click on <text:span text:style-name="T4">"</text:span>Settings &gt; VEGA <text:span text:style-name="T4">s</text:span>erver <text:span text:style-name="T4">s</text:span>ettings<text:span text:style-name="T4">"</text:span> in the menu. When you start it for the first time, you have to assign a password for <text:span text:style-name="T4">credentials</text:span>. First import the admin <text:span text:style-name="T4">credentials</text:span> under <text:span text:style-name="T4">"Credentials</text:span> &gt; + &gt; Active user from a file<text:span text:style-name="T4">"</text:span>. These were written to the <text:span text:style-name="T4">file </text:span>"_ADMIN_[ServerUrl]_[ServerPort]" in<text:span text:style-name="T4">side</text:span> the "ServerData" directory when setting up the VEGA server.</text:p>
      <text:p text:style-name="P6">In the "Server <text:span text:style-name="T4">administration</text:span>" tab you will find information about the server. There you can also manage the users on the server.</text:p>
      <text:h text:style-name="P28" text:outline-level="2"><text:bookmark-start text:name="__RefHeading___Toc2336_3420781316"/><text:soft-page-break/>Create users<text:bookmark-end text:name="__RefHeading___Toc2336_3420781316"/></text:h>
      <text:p text:style-name="P6">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6">In addition, you agree on an activation password with the user.</text:p>
      <text:p text:style-name="P6">As an admin, navigate to the menu list in the Vega.jar program to "Settings &gt; VEGA <text:span text:style-name="T5">s</text:span>erver <text:span text:style-name="T5">s</text:span>ettings &gt; Server <text:span text:style-name="T5">administration</text:span>". There you click the "Create new user" button and enter the new user's data. Then select "<text:span text:style-name="T5">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6">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28" text:outline-level="2"><text:bookmark-start text:name="__RefHeading___Toc2338_3420781316"/>Change users<text:bookmark-end text:name="__RefHeading___Toc2338_3420781316"/></text:h>
      <text:p text:style-name="P6">In the server administration <text:span text:style-name="T6">dialog </text:span>you can change the name and email of users, but not their user ID.</text:p>
      <text:p text:style-name="P6">If a user <text:span text:style-name="T6">his server</text:span> credentials, select the <text:span text:style-name="T6">"</text:span>Renew credentials<text:span text:style-name="T6">"</text:span> checkbox. A new certificate key pair is then created for the user. The user must then be reactivated.</text:p>
      <text:h text:style-name="P28" text:outline-level="2"><text:bookmark-start text:name="__RefHeading___Toc2340_3420781316"/>Delete users<text:bookmark-end text:name="__RefHeading___Toc2340_3420781316"/></text:h>
      <text:p text:style-name="P6">A user you delete from the server will be removed from all games and replaced with a player named "_DELETED_". If the user is still participating in ongoing games, all of his moves will be deleted and replaced with a single "<text:span text:style-name="T6">Capitulate</text:span>" move.</text:p>
      <text:h text:style-name="P28" text:outline-level="2"><text:bookmark-start text:name="__RefHeading___Toc2342_3420781316"/>Hints for the server admin<text:bookmark-end text:name="__RefHeading___Toc2342_3420781316"/></text:h>
      <text:p text:style-name="P6">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6">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text:soft-page-break/>dentials will be lost. The next time it is started, the VEGA Server sets up the missing subdirectories again, but of course without their previous contents.</text:p>
      <text:h text:style-name="P28" text:outline-level="2"><text:bookmark-start text:name="__RefHeading___Toc2344_3420781316"/>Initiating and playing server-based games<text:bookmark-end text:name="__RefHeading___Toc2344_3420781316"/></text:h>
      <text:p text:style-name="P6">As a user, you set up your access to the server in the menu list under "Settings &gt; VEGA <text:span text:style-name="T7">s</text:span>erver <text:span text:style-name="T7">s</text:span>ettings". Please see the email you received from the server admin for specific instructions.</text:p>
      <text:p text:style-name="P6">As soon as you have successfully connected to the server, you can initiate new games or take part in games to which you have been invited by other users under the menu item "Games on the VEGA Server".</text:p>
      <text:p text:style-name="P6">The initiator of a game is the game <text:span text:style-name="T7">host</text:span>. He is always the first player in the player list. Only the game <text:span text:style-name="T7">host</text:span> can complete a game early or delete it from the server.</text:p>
      <text:p text:style-name="P6">Always pay attention to the symbols in the status bar at the bottom left of the window. There you can see whether the connection to the VEGA server is established, whether other players are waiting for your move<text:span text:style-name="T7">s</text:span> or whether you have received a new message.</text:p>
      <text:p text:style-name="P6">You can send messages to individual or multiple users. If a user is not currently connected to the server, the messages are stored on the server until the user connects again.</text:p>
      <text:h text:style-name="P27" text:outline-level="1"><text:bookmark-start text:name="__RefHeading___Toc2346_3420781316"/>VEGA history<text:bookmark-end text:name="__RefHeading___Toc2346_3420781316"/></text:h>
      <text:p text:style-name="P6">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6">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2">And this is what VEGA looked like in its childhood days:</text:p>
      <text:p text:style-name="P10"><draw:frame draw:style-name="fr1" draw:name="Grafik3" text:anchor-type="paragraph" svg:width="14.034cm" svg:height="8.931cm" draw:z-index="5"><draw:image xlink:href="Pictures/10000001000005180000033EEC82CB77.png" xlink:type="simple" xlink:show="embed" xlink:actuate="onLoad" draw:mime-type="image/png"/></draw:frame><text:soft-page-break/>VEGA on an Atari ST, developed from 1989 to 1992 with GFA-BASIC. Did you notice that it's the same game as in the screenshots above? You can find it in today's VEGA as "Demo Game 1"</text:p>
      <text:p text:style-name="P10"><draw:frame draw:style-name="fr1" draw:name="Grafik5" text:anchor-type="paragraph" svg:width="14.231cm" svg:height="10.652cm" draw:z-index="3"><draw:image xlink:href="Pictures/1000000100000500000003BE2CE27E25.png" xlink:type="simple" xlink:show="embed" xlink:actuate="onLoad" draw:mime-type="image/png"/></draw:frame>The same "Demo-Spiel 1" on VEGA under Windows 3.1 (1992-2003), developed with GFA-BASIC for Windows.</text:p>
      <text:h text:style-name="P27" text:outline-level="1"><text:bookmark-start text:name="__RefHeading___Toc2348_3420781316"/><text:soft-page-break/>Final words<text:bookmark-end text:name="__RefHeading___Toc2348_3420781316"/></text:h>
      <text:p text:style-name="P2">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2">Have fun playing!</text:p>
      <text:p text:style-name="P2">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2</text:page-number><text:s/>of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3-20T20:10:47.302762354</dc:date>
    <meta:editing-duration>P18DT3H32S</meta:editing-duration>
    <meta:editing-cycles>1628</meta:editing-cycles>
    <meta:generator>LibreOffice/24.2.1.2$MacOSX_AARCH64 LibreOffice_project/db4def46b0453cc22e2d0305797cf981b68ef5ac</meta:generator>
    <meta:print-date>2024-03-20T20:10:40.047145969</meta:print-date>
    <meta:printed-by>PDF-Dateien</meta:printed-by>
    <meta:document-statistic meta:table-count="3" meta:image-count="14" meta:object-count="0" meta:page-count="22" meta:paragraph-count="386" meta:word-count="7577" meta:character-count="44059" meta:non-whitespace-character-count="35973"/>
  </office:meta>
</office:document-meta>
</file>